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3.288cm"/>
    </style:style>
    <style:style style:name="co6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23ff23" fo:border="0.002cm solid #000000"/>
    </style:style>
    <style:style style:name="ce5" style:family="table-cell" style:parent-style-name="Default">
      <style:table-cell-properties fo:background-color="#3deb3d" fo:border="0.002cm solid #000000"/>
    </style:style>
    <style:style style:name="ce6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8" office:value-type="string">
            <text:p>Type</text:p>
          </table:table-cell>
          <table:table-cell table:style-name="ce9" office:value-type="string">
            <text:p>Sujet</text:p>
          </table:table-cell>
          <table:table-cell table:style-name="ce12" office:value-type="string">
            <text:p>État FR</text:p>
          </table:table-cell>
          <table:table-cell table:style-name="ce12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17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Éditer le text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les options du programm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des diapositive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4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finir le fond d'écran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ecadrer et/ou corriger une image ou une vidéo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a piste musical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es transitions entrantes des diapositive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couper une vidéo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3" table:number-columns-repeated="3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ommaire de la documentation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2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Principes de fonctionnemen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3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a barre de temp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4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commandes du menu et de la barre d'outil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5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fichiers proje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7</text:p>
          </table:table-cell>
          <table:table-cell table:style-name="ce5" office:value-type="string">
            <text:p>Fonctionnement</text:p>
          </table:table-cell>
          <table:table-cell table:style-name="ce5" office:value-type="string">
            <text:p>Les fichiers de configuration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8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paramètres de la ligne de command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9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tandards et résolution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11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Container et codec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dlg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26/08/2011</text:date>, <text:time>09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8-26T09:59:09</dc:date>
    <dc:creator>dominique </dc:creator>
    <meta:editing-duration>PT14H43M22S</meta:editing-duration>
    <meta:editing-cycles>87</meta:editing-cycles>
    <meta:generator>LibreOffice/3.3$Unix LibreOffice_project/330m19$Build-301</meta:generator>
    <meta:document-statistic meta:table-count="3" meta:cell-count="105" meta:object-count="0"/>
  </office:meta>
</office:document-meta>
</file>